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Courier" svg:font-family="Courier" style:font-family-generic="modern" style:font-pitch="fixed"/>
    <style:font-face style:name="Courier1" svg:font-family="Courier" style:font-adornments="Bold" style:font-family-generic="modern" style:font-pitch="fixed"/>
    <style:font-face style:name="Futura" svg:font-family="Futur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Futura" fo:font-size="24pt" fo:font-weight="bold" style:font-size-asian="24pt" style:font-weight-asian="bold" style:font-size-complex="24pt" style:font-weight-complex="bold"/>
    </style:style>
    <style:style style:name="P3" style:family="paragraph" style:parent-style-name="Text_20_body" style:list-style-name="L2"/>
    <style:style style:name="T1" style:family="text">
      <style:text-properties style:font-name="Courier"/>
    </style:style>
    <style:style style:name="T2" style:family="text">
      <style:text-properties style:font-name="Courier"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roscheme Manual</text:p>
      <text:p text:style-name="P1"/>
      <text:p text:style-name="P1">Andrew Robbins</text:p>
      <text:p text:style-name="P1"/>
      <text:p text:style-name="P1">(2012-03-14)</text:p>
      <text:p text:style-name="P1"/>
      <text:h text:style-name="Heading_20_1" text:outline-level="1">1. Introduction</text:h>
      <text:p text:style-name="Standard">.</text:p>
      <text:h text:style-name="Heading_20_1" text:outline-level="1">2. Language</text:h>
      <text:p text:style-name="Standard">The language that Droscheme parses is almost a superset of both R6RS and R7RS.</text:p>
      <text:h text:style-name="Heading_20_2" text:outline-level="2">2.1. Syntax</text:h>
      <text:p text:style-name="Standard">.</text:p>
      <text:h text:style-name="Heading_20_2" text:outline-level="2">2.2. Macros</text:h>
      <text:p text:style-name="Standard">.</text:p>
      <text:h text:style-name="Heading_20_2" text:outline-level="2">2.2. Libraries</text:h>
      <text:p text:style-name="Standard">.</text:p>
      <text:h text:style-name="Heading_20_1" text:outline-level="1">3. Runtime System</text:h>
      <text:p text:style-name="Standard">.</text:p>
      <text:h text:style-name="Heading_20_2" text:outline-level="2">3.1. Datatypes</text:h>
      <text:p text:style-name="Standard">All standard Scheme types are provided</text:p>
      <text:h text:style-name="Heading_20_2" text:outline-level="2">3.2. Records</text:h>
      <text:p text:style-name="Standard">.</text:p>
      <text:h text:style-name="Heading_20_2" text:outline-level="2">3.3. Types</text:h>
      <text:p text:style-name="Standard">.</text:p>
      <text:h text:style-name="Heading_20_1" text:outline-level="1">4. Concurrency</text:h>
      <text:p text:style-name="Standard">.</text:p>
      <text:h text:style-name="Heading_20_1" text:outline-level="1">5. Input and Output</text:h>
      <text:p text:style-name="Standard">.</text:p>
      <text:h text:style-name="Heading_20_1" text:outline-level="1"><text:soft-page-break/>6. Foreign Function Interface</text:h>
      <text:p text:style-name="Standard">.</text:p>
      <text:h text:style-name="Heading_20_1" text:outline-level="1">7. Restrictions</text:h>
      <text:p text:style-name="Standard">There are some differences between standard scheme and Droscheme. As much as possible, all of these differences should be listed here.</text:p>
      <text:p text:style-name="Standard"/>
      <text:h text:style-name="Heading_20_3" text:outline-level="3">7.1 <text:span text:style-name="T2">(call/cc)</text:span></text:h>
      <text:p text:style-name="Standard"><text:span text:style-name="T1">Call-with-current-continuation</text:span> is not implemented. Trying to use it will cause an error. If you need interesting control primitives, try <text:span text:style-name="T1">raise</text:span> and <text:span text:style-name="T1">guard</text:span>.</text:p>
      <text:h text:style-name="Heading_20_1" text:outline-level="1">8. Extensions</text:h>
      <text:p text:style-name="Standard">.</text:p>
      <text:h text:style-name="Heading_20_3" text:outline-level="3">8.x <text:span text:style-name="T2">(list-ref)</text:span></text:h>
      <text:p text:style-name="Standard">list-ref takes an extra optional parameter</text:p>
      <text:h text:style-name="Heading_20_1" text:outline-level="1">9. Sequences</text:h>
      <text:p text:style-name="Text_20_body">A sequence is any object constructed by one of the following constructors:</text:p>
      <text:list xml:id="list1543746362" text:style-name="L2">
        <text:list-item>
          <text:p text:style-name="P3">cons</text:p>
        </text:list-item>
        <text:list-item>
          <text:p text:style-name="P3">list</text:p>
        </text:list-item>
        <text:list-item>
          <text:p text:style-name="P3">list*</text:p>
        </text:list-item>
        <text:list-item>
          <text:p text:style-name="P3">make-bytevector</text:p>
        </text:list-item>
        <text:list-item>
          <text:p text:style-name="P3">make-vector</text:p>
        </text:list-item>
        <text:list-item>
          <text:p text:style-name="P3">make-string</text:p>
        </text:list-item>
        <text:list-item>
          <text:p text:style-name="P3">make-list</text:p>
        </text:list-item>
        <text:list-item>
          <text:p text:style-name="P3">string</text:p>
        </text:list-item>
        <text:list-item>
          <text:p text:style-name="P3">vector</text:p>
        </text:list-item>
      </text:list>
      <text:p text:style-name="Text_20_body">sequences have a common set of methods, which are described he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Courier" svg:font-family="Courier" style:font-family-generic="modern" style:font-pitch="fixed"/>
    <style:font-face style:name="Courier1" svg:font-family="Courier" style:font-adornments="Bold" style:font-family-generic="modern" style:font-pitch="fixed"/>
    <style:font-face style:name="Futura" svg:font-family="Futur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ourier1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4T15:54:00</meta:creation-date>
    <meta:generator>OpenOffice.org/3.3$Unix OpenOffice.org_project/330m20$Build-9567</meta:generator>
    <dc:date>2012-04-04T15:02:32</dc:date>
    <meta:editing-duration>P2DT1H31M55S</meta:editing-duration>
    <meta:editing-cycles>7</meta:editing-cycles>
    <meta:document-statistic meta:table-count="0" meta:image-count="0" meta:object-count="0" meta:page-count="2" meta:paragraph-count="47" meta:word-count="165" meta:character-count="961"/>
  </office:meta>
</office:document-meta>
</file>